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1d9fc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import 'package:cloud_firestore/cloud_firestore.dart';</text:p>
      <text:p text:style-name="Standard">import 'package:flutter/material.dart';</text:p>
      <text:p text:style-name="Standard">import 'package:todoapps/model/checkbox_state.dart';</text:p>
      <text:p text:style-name="Standard"/>
      <text:p text:style-name="Standard">class HomePage extends StatefulWidget {</text:p>
      <text:p text:style-name="Standard"><text:s text:c="2"/>const HomePage({Key? key, required this.title}) : super(key: key);</text:p>
      <text:p text:style-name="Standard"><text:s text:c="2"/>final String title;</text:p>
      <text:p text:style-name="Standard"/>
      <text:p text:style-name="Standard"><text:s text:c="2"/>@override</text:p>
      <text:p text:style-name="Standard"><text:s text:c="2"/>_HomePageState createState() =&gt; _HomePageState();</text:p>
      <text:p text:style-name="Standard">}</text:p>
      <text:p text:style-name="Standard"/>
      <text:p text:style-name="Standard">class _HomePageState extends State&lt;HomePage&gt; {</text:p>
      <text:p text:style-name="Standard"><text:s text:c="2"/>CheckboxState input = CheckboxState(</text:p>
      <text:p text:style-name="Standard"><text:s text:c="4"/>text: '',</text:p>
      <text:p text:style-name="Standard"><text:s text:c="4"/>value: false,</text:p>
      <text:p text:style-name="Standard"><text:s text:c="2"/>);</text:p>
      <text:p text:style-name="Standard"/>
      <text:p text:style-name="Standard"><text:s text:c="2"/>@override</text:p>
      <text:p text:style-name="Standard"><text:s text:c="2"/>Widget build(BuildContext context) {</text:p>
      <text:p text:style-name="Standard"><text:s text:c="4"/>FirebaseFirestore firestore = FirebaseFirestore.instance;</text:p>
      <text:p text:style-name="Standard"><text:s text:c="4"/>CollectionReference todos = firestore.collection("todos");</text:p>
      <text:p text:style-name="Standard"><text:s text:c="4"/>return Scaffold(</text:p>
      <text:p text:style-name="Standard"><text:s text:c="6"/>appBar: AppBar(</text:p>
      <text:p text:style-name="Standard"><text:s text:c="8"/>title: const Text('My Todos'),</text:p>
      <text:p text:style-name="Standard"><text:s text:c="6"/>),</text:p>
      <text:p text:style-name="Standard"><text:s text:c="6"/>body: ListView(children: [</text:p>
      <text:p text:style-name="Standard"><text:s text:c="8"/>/// VIEW DATA HERE</text:p>
      <text:p text:style-name="Standard"><text:s text:c="8"/></text:p>
      <text:p text:style-name="Standard"><text:s text:c="8"/>/// <text:span text:style-name="T1">The</text:span> attempt to fecth data from firestore, streamingly</text:p>
      <text:p text:style-name="Standard"><text:s text:c="8"/>StreamBuilder&lt;QuerySnapshot&gt;(</text:p>
      <text:p text:style-name="Standard"><text:s text:c="12"/>stream: todos.snapshots(),</text:p>
      <text:p text:style-name="Standard"><text:s text:c="12"/>builder: (context, snapshot) {</text:p>
      <text:p text:style-name="Standard"><text:s text:c="14"/>return Column(</text:p>
      <text:p text:style-name="Standard"><text:s text:c="16"/>children: snapshot.data!.docs</text:p>
      <text:p text:style-name="Standard"><text:s text:c="20"/>.map((e) =&gt; Dismissible(</text:p>
      <text:p text:style-name="Standard"><text:s text:c="24"/>key: UniqueKey(),</text:p>
      <text:p text:style-name="Standard"><text:s text:c="24"/>child: Card(</text:p>
      <text:p text:style-name="Standard"><text:s text:c="28"/>elevation: 4,</text:p>
      <text:p text:style-name="Standard"><text:s text:c="28"/>child: CheckboxListTile(</text:p>
      <text:p text:style-name="Standard"><text:s text:c="32"/>title: Text(e.get('todos')),</text:p>
      <text:p text:style-name="Standard"><text:s text:c="32"/>value: e.get('isChecked'),</text:p>
      <text:p text:style-name="Standard"><text:s text:c="32"/>onChanged: (value) {</text:p>
      <text:p text:style-name="Standard"><text:s text:c="34"/>setState(() {</text:p>
      <text:p text:style-name="Standard"><text:s text:c="36"/>// value = !value!;</text:p>
      <text:p text:style-name="Standard"><text:s text:c="36"/>todos</text:p>
      <text:p text:style-name="Standard"><text:s text:c="40"/>.doc(e.id)</text:p>
      <text:p text:style-name="Standard"><text:s text:c="40"/>.update({'isChecked': value});</text:p>
      <text:p text:style-name="Standard"><text:s text:c="34"/>});</text:p>
      <text:p text:style-name="Standard"><text:s text:c="32"/>})),</text:p>
      <text:p text:style-name="Standard"><text:s text:c="24"/>onDismissed: (direction) =&gt; todos.doc(e.id).delete()))</text:p>
      <text:p text:style-name="Standard"><text:s text:c="20"/>.toList(),</text:p>
      <text:p text:style-name="Standard"><text:soft-page-break/><text:s text:c="14"/>);</text:p>
      <text:p text:style-name="Standard"><text:s text:c="12"/>})</text:p>
      <text:p text:style-name="Standard"><text:s text:c="6"/>]),</text:p>
      <text:p text:style-name="Standard"><text:s text:c="6"/>floatingActionButton: FloatingActionButton(</text:p>
      <text:p text:style-name="Standard"><text:s text:c="8"/>onPressed: () {</text:p>
      <text:p text:style-name="Standard"><text:s text:c="10"/>showDialog(</text:p>
      <text:p text:style-name="Standard"><text:s text:c="14"/>context: context,</text:p>
      <text:p text:style-name="Standard"><text:s text:c="14"/>builder: (context) {</text:p>
      <text:p text:style-name="Standard"><text:s text:c="16"/>return AlertDialog(</text:p>
      <text:p text:style-name="Standard"><text:s text:c="18"/>shape: RoundedRectangleBorder(</text:p>
      <text:p text:style-name="Standard"><text:s text:c="22"/>borderRadius: BorderRadius.circular(10)),</text:p>
      <text:p text:style-name="Standard"><text:s text:c="18"/>title: const Text('Add Todos'),</text:p>
      <text:p text:style-name="Standard"><text:s text:c="18"/>content: TextField(</text:p>
      <text:p text:style-name="Standard"><text:s text:c="20"/>onChanged: (String value) {</text:p>
      <text:p text:style-name="Standard"><text:s text:c="22"/>input.text = value;</text:p>
      <text:p text:style-name="Standard"><text:s text:c="20"/>},</text:p>
      <text:p text:style-name="Standard"><text:s text:c="18"/>),</text:p>
      <text:p text:style-name="Standard"><text:s text:c="18"/>actions: &lt;Widget&gt;[</text:p>
      <text:p text:style-name="Standard"><text:s text:c="20"/>TextButton(</text:p>
      <text:p text:style-name="Standard"><text:s text:c="24"/>onPressed: () {</text:p>
      <text:p text:style-name="Standard"><text:s text:c="26"/>/// ADD DATA HERE</text:p>
      <text:p text:style-name="Standard"><text:s text:c="26"/>todos.add(</text:p>
      <text:p text:style-name="Standard"><text:s text:c="30"/>{'todos': input.text, 'isChecked': input.value});</text:p>
      <text:p text:style-name="Standard"><text:s text:c="26"/>input = CheckboxState(text: '', value: false);</text:p>
      <text:p text:style-name="Standard"><text:s text:c="26"/>Navigator.of(context).pop();</text:p>
      <text:p text:style-name="Standard"><text:s text:c="24"/>},</text:p>
      <text:p text:style-name="Standard"><text:s text:c="24"/>child: const Text('Add'))</text:p>
      <text:p text:style-name="Standard"><text:s text:c="18"/>],</text:p>
      <text:p text:style-name="Standard"><text:s text:c="16"/>);</text:p>
      <text:p text:style-name="Standard"><text:s text:c="14"/>});</text:p>
      <text:p text:style-name="Standard"><text:s text:c="8"/>},</text:p>
      <text:p text:style-name="Standard"><text:s text:c="8"/>child: const Icon(</text:p>
      <text:p text:style-name="Standard"><text:s text:c="10"/>Icons.add,</text:p>
      <text:p text:style-name="Standard"><text:s text:c="10"/>color: Colors.white,</text:p>
      <text:p text:style-name="Standard"><text:s text:c="8"/>),</text:p>
      <text:p text:style-name="Standard"><text:s text:c="6"/>),</text:p>
      <text:p text:style-name="Standard"><text:s text:c="4"/>);</text:p>
      <text:p text:style-name="Standard"><text:s text:c="2"/>}</text:p>
      <text:p text:style-name="Standard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1T05:52:12.002001384</meta:creation-date>
    <dc:date>2022-01-21T05:53:18.492250422</dc:date>
    <meta:editing-duration>PT1M9S</meta:editing-duration>
    <meta:editing-cycles>1</meta:editing-cycles>
    <meta:document-statistic meta:table-count="0" meta:image-count="0" meta:object-count="0" meta:page-count="2" meta:paragraph-count="87" meta:word-count="202" meta:character-count="3055" meta:non-whitespace-character-count="1671"/>
    <meta:generator>LibreOffice/6.4.7.2$Linux_X86_64 LibreOffice_project/40$Build-2</meta:generator>
  </office:meta>
</office:document-meta>
</file>